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1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h text:style-name="P1" text:outline-level="1">Flow</text:h>
      <text:p text:style-name="Standard"/>
      <text:p text:style-name="Standard">Beim Flow geht es immer um den eigenen Inneren Flow,</text:p>
      <text:p text:style-name="Standard">der von seinem Wesen schon was eigenes ist.</text:p>
      <text:p text:style-name="Standard"/>
      <text:p text:style-name="Standard">Es geht ja um deinen Flow</text:p>
      <text:p text:style-name="Standard"/>
      <text:p text:style-name="Standard">Das heißt dass der andere grundsätzlich an der Stelle</text:p>
      <text:p text:style-name="Standard">schon mal egal<text:s/>ist.<text:s/></text:p>
      <text:p text:style-name="Standard">Er lediglich als Orientierung dienen kann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hilipp Berendes</meta:initial-creator>
    <dc:creator>Philipp Berendes</dc:creator>
    <meta:creation-date>2022-11-27T14:54:00Z</meta:creation-date>
    <dc:date>2022-11-27T18:33:00Z</dc:date>
    <meta:template xlink:href="Normal.dotm" xlink:type="simple"/>
    <meta:editing-cycles>2</meta:editing-cycles>
    <meta:editing-duration>PT0S</meta:editing-duration>
    <meta:document-statistic meta:page-count="1" meta:paragraph-count="1" meta:word-count="34" meta:character-count="251" meta:row-count="1" meta:non-whitespace-character-count="218"/>
  </office:meta>
</office:document-meta>
</file>